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21dc3a" officeooo:paragraph-rsid="0021dc3a"/>
    </style:style>
    <style:style style:name="P2" style:family="paragraph" style:parent-style-name="Text_20_body">
      <style:text-properties officeooo:rsid="0023aeaf" officeooo:paragraph-rsid="00252284"/>
    </style:style>
    <style:style style:name="P3" style:family="paragraph" style:parent-style-name="Text_20_body">
      <style:text-properties style:font-name="Courier New" officeooo:rsid="002cde9a" officeooo:paragraph-rsid="003f1c61"/>
    </style:style>
    <style:style style:name="P4" style:family="paragraph" style:parent-style-name="Text_20_body">
      <style:text-properties style:font-name="Courier New" officeooo:rsid="0031ce71" officeooo:paragraph-rsid="0031ce71"/>
    </style:style>
    <style:style style:name="P5" style:family="paragraph" style:parent-style-name="Text_20_body">
      <style:text-properties style:font-name="Courier New" officeooo:rsid="0031ce71" officeooo:paragraph-rsid="003cd678"/>
    </style:style>
    <style:style style:name="P6" style:family="paragraph" style:parent-style-name="Text_20_body">
      <style:text-properties style:font-name="Courier New" officeooo:rsid="00330a16" officeooo:paragraph-rsid="00330a16"/>
    </style:style>
    <style:style style:name="P7" style:family="paragraph" style:parent-style-name="Text_20_body">
      <style:text-properties style:font-name="Courier New" fo:font-size="10pt" officeooo:rsid="003dbe5e" officeooo:paragraph-rsid="003dbe5e" style:font-size-asian="8.75pt" style:font-size-complex="10pt"/>
    </style:style>
    <style:style style:name="P8" style:family="paragraph" style:parent-style-name="Text_20_body">
      <style:text-properties style:font-name="Courier New" fo:font-size="10pt" officeooo:rsid="003dbe5e" officeooo:paragraph-rsid="003e6b81" style:font-size-asian="8.75pt" style:font-size-complex="10pt"/>
    </style:style>
    <style:style style:name="P9" style:family="paragraph" style:parent-style-name="Text_20_body">
      <style:text-properties style:font-name="Courier New" fo:font-size="12pt" officeooo:rsid="004ad2f5" officeooo:paragraph-rsid="004d0d48" style:font-size-asian="12pt" style:font-size-complex="12pt"/>
    </style:style>
    <style:style style:name="P10" style:family="paragraph" style:parent-style-name="Text_20_body">
      <style:text-properties officeooo:rsid="0031ce71" officeooo:paragraph-rsid="0031ce71"/>
    </style:style>
    <style:style style:name="P11" style:family="paragraph" style:parent-style-name="Text_20_body">
      <style:text-properties style:font-name="Liberation Serif" officeooo:rsid="00330a16" officeooo:paragraph-rsid="00330a16"/>
    </style:style>
    <style:style style:name="P12" style:family="paragraph" style:parent-style-name="Text_20_body">
      <style:text-properties style:font-name="Liberation Serif" officeooo:rsid="00348c96" officeooo:paragraph-rsid="00348c96"/>
    </style:style>
    <style:style style:name="P13" style:family="paragraph" style:parent-style-name="Text_20_body">
      <style:text-properties officeooo:rsid="00348c96" officeooo:paragraph-rsid="00348c96"/>
    </style:style>
    <style:style style:name="P14" style:family="paragraph" style:parent-style-name="Text_20_body">
      <style:text-properties officeooo:rsid="00304bd0" officeooo:paragraph-rsid="00304bd0"/>
    </style:style>
    <style:style style:name="P15" style:family="paragraph" style:parent-style-name="Text_20_body">
      <style:text-properties fo:color="#000000" style:font-name="Courier New" officeooo:rsid="00304bd0" officeooo:paragraph-rsid="00304bd0"/>
    </style:style>
    <style:style style:name="P16" style:family="paragraph" style:parent-style-name="Text_20_body">
      <style:text-properties officeooo:rsid="003dbe5e" officeooo:paragraph-rsid="003dbe5e"/>
    </style:style>
    <style:style style:name="P17" style:family="paragraph" style:parent-style-name="Text_20_body">
      <style:text-properties officeooo:rsid="004ad2f5" officeooo:paragraph-rsid="004d0d48"/>
    </style:style>
    <style:style style:name="P18" style:family="paragraph" style:parent-style-name="Standard">
      <style:text-properties fo:color="#000000" style:font-name="Courier New" fo:font-size="12pt" officeooo:rsid="00200ba6" officeooo:paragraph-rsid="00200ba6" fo:background-color="#ffffff" style:font-size-asian="12pt" style:font-size-complex="12pt"/>
    </style:style>
    <style:style style:name="P19" style:family="paragraph" style:parent-style-name="Standard">
      <style:text-properties fo:color="#000000" style:font-name="Courier New" fo:font-size="12pt" officeooo:rsid="00348c96" officeooo:paragraph-rsid="003b20ab" fo:background-color="#ffffff" style:font-size-asian="12pt" style:font-size-complex="12pt"/>
    </style:style>
    <style:style style:name="P20" style:family="paragraph" style:parent-style-name="Standard">
      <style:text-properties fo:color="#000000" style:font-name="Courier New" fo:font-size="12pt" officeooo:rsid="003b72c5" officeooo:paragraph-rsid="003b72c5" fo:background-color="#ffffff" style:font-size-asian="12pt" style:font-size-complex="12pt"/>
    </style:style>
    <style:style style:name="P21" style:family="paragraph" style:parent-style-name="Standard">
      <style:text-properties fo:color="#000000" style:font-name="Courier New" fo:font-size="12pt" officeooo:rsid="003b72c5" officeooo:paragraph-rsid="003b9b05" fo:background-color="#ffffff" style:font-size-asian="12pt" style:font-size-complex="12pt"/>
    </style:style>
    <style:style style:name="P22" style:family="paragraph" style:parent-style-name="Standard">
      <style:text-properties fo:color="#000000" style:font-name="Courier New" fo:font-size="12pt" officeooo:rsid="003b9b05" officeooo:paragraph-rsid="003b9b05" fo:background-color="#ffffff" style:font-size-asian="12pt" style:font-size-complex="12pt"/>
    </style:style>
    <style:style style:name="P23" style:family="paragraph" style:parent-style-name="Standard">
      <style:text-properties fo:color="#000000" style:font-name="Courier New" fo:font-size="12pt" officeooo:rsid="00382b17" officeooo:paragraph-rsid="00382b17" fo:background-color="#ffffff" style:font-size-asian="12pt" style:font-size-complex="12pt"/>
    </style:style>
    <style:style style:name="P24" style:family="paragraph" style:parent-style-name="Standard">
      <style:text-properties fo:color="#000000" style:font-name="Courier New" fo:font-size="12pt" officeooo:rsid="003d4acd" officeooo:paragraph-rsid="003d4acd" fo:background-color="#ffffff" style:font-size-asian="12pt" style:font-size-complex="12pt"/>
    </style:style>
    <style:style style:name="P25" style:family="paragraph" style:parent-style-name="Standard">
      <style:text-properties fo:color="#000000" style:font-name="Liberation Serif" fo:font-size="12pt" officeooo:rsid="00357603" officeooo:paragraph-rsid="00357603" fo:background-color="#ffffff" style:font-size-asian="12pt" style:font-size-complex="12pt"/>
    </style:style>
    <style:style style:name="P26" style:family="paragraph" style:parent-style-name="Standard">
      <style:text-properties fo:color="#000000" style:font-name="Liberation Serif" fo:font-size="12pt" officeooo:rsid="00382b17" officeooo:paragraph-rsid="00382b17" fo:background-color="#ffffff" style:font-size-asian="12pt" style:font-size-complex="12pt"/>
    </style:style>
    <style:style style:name="P27" style:family="paragraph" style:parent-style-name="Standard">
      <style:text-properties fo:color="#000000" style:font-name="Liberation Serif" fo:font-size="12pt" officeooo:rsid="003d4acd" officeooo:paragraph-rsid="003d4acd" fo:background-color="#ffffff" style:font-size-asian="12pt" style:font-size-complex="12pt"/>
    </style:style>
    <style:style style:name="P28" style:family="paragraph" style:parent-style-name="Standard">
      <style:text-properties style:font-name="Liberation Serif" officeooo:rsid="00330a16" officeooo:paragraph-rsid="00348c96"/>
    </style:style>
    <style:style style:name="P29" style:family="paragraph" style:parent-style-name="Standard">
      <style:text-properties style:font-name="Liberation Serif" officeooo:rsid="003cd678" officeooo:paragraph-rsid="003cd678"/>
    </style:style>
    <style:style style:name="P30" style:family="paragraph" style:parent-style-name="Standard">
      <style:text-properties style:font-name="Courier New" fo:font-size="12pt" officeooo:rsid="00348c96" officeooo:paragraph-rsid="003b20ab" style:font-size-asian="12pt" style:font-size-complex="12pt"/>
    </style:style>
    <style:style style:name="P31" style:family="paragraph" style:parent-style-name="Standard">
      <style:text-properties style:font-name="Courier New" officeooo:rsid="003b72c5" officeooo:paragraph-rsid="003b72c5"/>
    </style:style>
    <style:style style:name="P32" style:family="paragraph" style:parent-style-name="Standard">
      <style:text-properties officeooo:paragraph-rsid="003b72c5"/>
    </style:style>
    <style:style style:name="P33" style:family="paragraph" style:parent-style-name="Heading_20_3">
      <style:text-properties officeooo:rsid="002cde9a" officeooo:paragraph-rsid="002cde9a"/>
    </style:style>
    <style:style style:name="P34" style:family="paragraph" style:parent-style-name="Heading_20_3">
      <style:text-properties officeooo:rsid="004144e3" officeooo:paragraph-rsid="004144e3"/>
    </style:style>
    <style:style style:name="P35" style:family="paragraph" style:parent-style-name="Text_20_body">
      <style:paragraph-properties fo:margin-top="0in" fo:margin-bottom="0.1in" loext:contextual-spacing="false" style:writing-mode="lr-tb"/>
      <style:text-properties style:font-name="Courier New" officeooo:rsid="002cb907" officeooo:paragraph-rsid="004144e3"/>
    </style:style>
    <style:style style:name="P36" style:family="paragraph" style:parent-style-name="Text_20_body">
      <style:paragraph-properties fo:margin-top="0in" fo:margin-bottom="0in" loext:contextual-spacing="false" style:writing-mode="lr-tb"/>
      <style:text-properties style:font-name="Courier New" officeooo:rsid="002cb907" officeooo:paragraph-rsid="004144e3"/>
    </style:style>
    <style:style style:name="P37" style:family="paragraph" style:parent-style-name="Heading_20_2">
      <style:text-properties officeooo:rsid="001ecf64" officeooo:paragraph-rsid="001ecf64"/>
    </style:style>
    <style:style style:name="P38" style:family="paragraph" style:parent-style-name="Heading_20_2">
      <style:text-properties officeooo:rsid="00200ba6" officeooo:paragraph-rsid="00200ba6"/>
    </style:style>
    <style:style style:name="P39" style:family="paragraph" style:parent-style-name="Heading_20_2">
      <style:text-properties officeooo:rsid="0021dc3a" officeooo:paragraph-rsid="0021dc3a"/>
    </style:style>
    <style:style style:name="P40" style:family="paragraph" style:parent-style-name="Heading_20_2">
      <style:text-properties officeooo:rsid="0023aeaf" officeooo:paragraph-rsid="0023aeaf"/>
    </style:style>
    <style:style style:name="P41" style:family="paragraph" style:parent-style-name="Heading_20_2">
      <style:text-properties officeooo:rsid="0026aaee" officeooo:paragraph-rsid="0026aaee"/>
    </style:style>
    <style:style style:name="P42" style:family="paragraph" style:parent-style-name="Heading_20_2">
      <style:text-properties officeooo:rsid="00304bd0" officeooo:paragraph-rsid="00304bd0"/>
    </style:style>
    <style:style style:name="P43" style:family="paragraph" style:parent-style-name="Heading_20_2">
      <style:text-properties officeooo:rsid="003dbe5e" officeooo:paragraph-rsid="003dbe5e"/>
    </style:style>
    <style:style style:name="P44" style:family="paragraph" style:parent-style-name="Heading_20_2">
      <style:text-properties officeooo:rsid="0031ce71" officeooo:paragraph-rsid="0031ce71"/>
    </style:style>
    <style:style style:name="P45" style:family="paragraph" style:parent-style-name="Heading_20_2">
      <style:text-properties officeooo:rsid="00348c96" officeooo:paragraph-rsid="00348c96"/>
    </style:style>
    <style:style style:name="P46" style:family="paragraph" style:parent-style-name="Heading_20_2">
      <style:text-properties officeooo:rsid="004d0d48" officeooo:paragraph-rsid="004d0d48"/>
    </style:style>
    <style:style style:name="P47" style:family="paragraph" style:parent-style-name="Standard" style:list-style-name="L2">
      <style:text-properties officeooo:rsid="002cde9a" officeooo:paragraph-rsid="003f1c61"/>
    </style:style>
    <style:style style:name="P48" style:family="paragraph" style:parent-style-name="Standard" style:list-style-name="L4">
      <style:text-properties officeooo:rsid="002cb907" officeooo:paragraph-rsid="004144e3"/>
    </style:style>
    <style:style style:name="P49" style:family="paragraph" style:parent-style-name="Text_20_body" style:list-style-name="L1">
      <style:text-properties officeooo:rsid="001ecf64" officeooo:paragraph-rsid="001ecf64"/>
    </style:style>
    <style:style style:name="P50" style:family="paragraph" style:parent-style-name="Text_20_body" style:list-style-name="L2">
      <style:text-properties officeooo:rsid="002cde9a" officeooo:paragraph-rsid="002cde9a"/>
    </style:style>
    <style:style style:name="P51" style:family="paragraph" style:parent-style-name="Text_20_body" style:list-style-name="L3">
      <style:text-properties officeooo:rsid="004582d8" officeooo:paragraph-rsid="004582d8"/>
    </style:style>
    <style:style style:name="P52" style:family="paragraph" style:parent-style-name="Text_20_body" style:list-style-name="L3">
      <style:text-properties officeooo:rsid="0042c184" officeooo:paragraph-rsid="0042c184"/>
    </style:style>
    <style:style style:name="P53" style:family="paragraph" style:parent-style-name="Text_20_body" style:list-style-name="L3">
      <style:text-properties style:font-name="Liberation Serif" officeooo:rsid="00443ba3" officeooo:paragraph-rsid="00443ba3"/>
    </style:style>
    <style:style style:name="P54" style:family="paragraph" style:parent-style-name="Text_20_body" style:list-style-name="L4">
      <style:text-properties officeooo:rsid="004144e3" officeooo:paragraph-rsid="004144e3"/>
    </style:style>
    <style:style style:name="P55" style:family="paragraph" style:parent-style-name="Text_20_body" style:list-style-name="L5">
      <style:paragraph-properties fo:margin-top="0in" fo:margin-bottom="0.1in" loext:contextual-spacing="false" style:writing-mode="lr-tb"/>
      <style:text-properties style:font-name="Liberation Serif" officeooo:rsid="00467222" officeooo:paragraph-rsid="00467222"/>
    </style:style>
    <style:style style:name="P56" style:family="paragraph" style:parent-style-name="Text_20_body" style:list-style-name="L5">
      <style:paragraph-properties fo:margin-top="0in" fo:margin-bottom="0.1in" loext:contextual-spacing="false" style:writing-mode="lr-tb"/>
      <style:text-properties style:font-name="Liberation Serif" officeooo:rsid="00468e8f" officeooo:paragraph-rsid="00468e8f"/>
    </style:style>
    <style:style style:name="P57" style:family="paragraph" style:parent-style-name="Text_20_body" style:list-style-name="L5">
      <style:paragraph-properties fo:margin-top="0in" fo:margin-bottom="0.1in" loext:contextual-spacing="false" style:writing-mode="lr-tb"/>
      <style:text-properties style:font-name="Liberation Serif" officeooo:rsid="00468e8f" officeooo:paragraph-rsid="004d0d48"/>
    </style:style>
    <style:style style:name="P58" style:family="paragraph" style:parent-style-name="Text_20_body" style:list-style-name="L5">
      <style:paragraph-properties fo:margin-top="0in" fo:margin-bottom="0.1in" loext:contextual-spacing="false" style:writing-mode="lr-tb"/>
      <style:text-properties style:font-name="Liberation Serif" officeooo:rsid="00485fea" officeooo:paragraph-rsid="004d0d48"/>
    </style:style>
    <style:style style:name="P59" style:family="paragraph" style:parent-style-name="Text_20_body" style:list-style-name="L5">
      <style:paragraph-properties fo:margin-top="0in" fo:margin-bottom="0.1in" loext:contextual-spacing="false" style:writing-mode="lr-tb"/>
      <style:text-properties style:font-name="Liberation Serif" officeooo:rsid="0048ec3c" officeooo:paragraph-rsid="004d0d48"/>
    </style:style>
    <style:style style:name="P60" style:family="paragraph" style:parent-style-name="Text_20_body" style:list-style-name="L5">
      <style:paragraph-properties fo:margin-top="0in" fo:margin-bottom="0.1in" loext:contextual-spacing="false" style:writing-mode="lr-tb"/>
      <style:text-properties style:font-name="Liberation Serif" officeooo:rsid="00499a3e" officeooo:paragraph-rsid="004d0d48"/>
    </style:style>
    <style:style style:name="P61" style:family="paragraph" style:parent-style-name="Text_20_body" style:list-style-name="L5">
      <style:paragraph-properties fo:margin-top="0in" fo:margin-bottom="0.1in" loext:contextual-spacing="false" style:writing-mode="lr-tb"/>
      <style:text-properties style:font-name="Liberation Serif" officeooo:rsid="004ad2f5" officeooo:paragraph-rsid="004d0d48"/>
    </style:style>
    <style:style style:name="T1" style:family="text">
      <style:text-properties style:font-name="Courier New"/>
    </style:style>
    <style:style style:name="T2" style:family="text">
      <style:text-properties style:font-name="Courier New" officeooo:rsid="004ad2f5"/>
    </style:style>
    <style:style style:name="T3" style:family="text">
      <style:text-properties officeooo:rsid="00252284"/>
    </style:style>
    <style:style style:name="T4" style:family="text">
      <style:text-properties style:font-name="Liberation Serif" officeooo:rsid="0026aaee"/>
    </style:style>
    <style:style style:name="T5" style:family="text">
      <style:text-properties style:font-name="Liberation Serif" officeooo:rsid="00288a21"/>
    </style:style>
    <style:style style:name="T6" style:family="text">
      <style:text-properties style:use-window-font-color="true"/>
    </style:style>
    <style:style style:name="T7" style:family="text">
      <style:text-properties style:use-window-font-color="true" style:text-underline-style="none"/>
    </style:style>
    <style:style style:name="T8" style:family="text">
      <style:text-properties fo:color="#000000" fo:background-color="#ffffff" loext:char-shading-value="0"/>
    </style:style>
    <style:style style:name="T9" style:family="text">
      <style:text-properties fo:color="#000000" officeooo:rsid="0037529d" fo:background-color="#ffffff" loext:char-shading-value="0"/>
    </style:style>
    <style:style style:name="T10" style:family="text">
      <style:text-properties fo:color="#000000" officeooo:rsid="003b20ab" fo:background-color="#ffffff" loext:char-shading-value="0"/>
    </style:style>
    <style:style style:name="T11" style:family="text">
      <style:text-properties fo:color="#000000" officeooo:rsid="003b72c5" fo:background-color="#ffffff" loext:char-shading-value="0"/>
    </style:style>
    <style:style style:name="T12" style:family="text">
      <style:text-properties fo:color="#000000" officeooo:rsid="00506703" fo:background-color="#ffffff" loext:char-shading-value="0"/>
    </style:style>
    <style:style style:name="T13" style:family="text">
      <style:text-properties fo:color="#000000" style:font-name="Courier New" fo:font-size="12pt" officeooo:rsid="003b72c5" fo:background-color="#ffffff" loext:char-shading-value="0" style:font-size-asian="12pt" style:font-size-complex="12pt"/>
    </style:style>
    <style:style style:name="T14" style:family="text">
      <style:text-properties fo:color="#000000" style:font-name="Courier New" fo:font-size="12pt" officeooo:rsid="00382b17" fo:background-color="#ffffff" loext:char-shading-value="0" style:font-size-asian="12pt" style:font-size-complex="12pt"/>
    </style:style>
    <style:style style:name="T15" style:family="text">
      <style:text-properties officeooo:rsid="00330a16"/>
    </style:style>
    <style:style style:name="T16" style:family="text">
      <style:text-properties officeooo:rsid="00357603"/>
    </style:style>
    <style:style style:name="T17" style:family="text">
      <style:text-properties officeooo:rsid="003a1ead"/>
    </style:style>
    <style:style style:name="T18" style:family="text">
      <style:text-properties officeooo:rsid="003b20ab"/>
    </style:style>
    <style:style style:name="T19" style:family="text">
      <style:text-properties officeooo:rsid="003b9b05"/>
    </style:style>
    <style:style style:name="T20" style:family="text">
      <style:text-properties officeooo:rsid="003d4acd"/>
    </style:style>
    <style:style style:name="T21" style:family="text">
      <style:text-properties officeooo:rsid="003e6b81"/>
    </style:style>
    <style:style style:name="T22" style:family="text">
      <style:text-properties officeooo:rsid="003ebc19"/>
    </style:style>
    <style:style style:name="T23" style:family="text">
      <style:text-properties officeooo:rsid="00443ba3"/>
    </style:style>
    <style:style style:name="T24" style:family="text">
      <style:text-properties officeooo:rsid="0048ec3c"/>
    </style:style>
    <style:style style:name="T25" style:family="text">
      <style:text-properties officeooo:rsid="00499a3e"/>
    </style:style>
    <style:style style:name="T26" style:family="text">
      <style:text-properties officeooo:rsid="004a4c41"/>
    </style:style>
    <style:style style:name="T27" style:family="text">
      <style:text-properties officeooo:rsid="004ad2f5"/>
    </style:style>
    <style:style style:name="T28" style:family="text">
      <style:text-properties officeooo:rsid="004c260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2">Implemented requirements</text:h>
      <text:p text:style-name="P33">Part 1</text:p>
      <text:list xml:id="list619491898" text:style-name="L1">
        <text:list-item>
          <text:p text:style-name="P49">UC3: create auction</text:p>
        </text:list-item>
        <text:list-item>
          <text:p text:style-name="P49">UC4: edit auction description</text:p>
        </text:list-item>
        <text:list-item>
          <text:p text:style-name="P49">UC5: browse &amp; search</text:p>
        </text:list-item>
        <text:list-item>
          <text:p text:style-name="P49">UC11: currency exchange</text:p>
        </text:list-item>
      </text:list>
      <text:p text:style-name="P33">Part 2</text:p>
      <text:list xml:id="list4023025324" text:style-name="L2">
        <text:list-item>
          <text:p text:style-name="P50">UC1: create user</text:p>
        </text:list-item>
        <text:list-item>
          <text:p text:style-name="P50">UC2: edit user</text:p>
        </text:list-item>
        <text:list-item>
          <text:p text:style-name="P50">UC6: bid</text:p>
        </text:list-item>
        <text:list-item>
          <text:p text:style-name="P50">UC7: ban auction</text:p>
        </text:list-item>
        <text:list-item>
          <text:p text:style-name="P50">WS1: Browse &amp; Search API</text:p>
        </text:list-item>
        <text:list-item>
          <text:p text:style-name="P50">WS2: bid API</text:p>
        </text:list-item>
        <text:list-item>
          <text:p text:style-name="P50">UC8: Resolve auction</text:p>
        </text:list-item>
        <text:list-item>
          <text:p text:style-name="P50">OP2: Soft deadlines for bidding</text:p>
          <text:list>
            <text:list-item>
              <text:p text:style-name="P47">“If a user bids at an auction within five minutes of the auction deadline, the auction deadline is extended automatically for an additional five minutes. This allows other users to place new bids”. The phrase “additional five minutes” was interpreted to mean adding five minutes to the deadline, as opposed to setting the deadline to five minutes from now. The following code was used:</text:p>
            </text:list-item>
          </text:list>
        </text:list-item>
      </text:list>
      <text:p text:style-name="P3">if auction.deadline - timezone.now() &lt; timedelta(minutes = 5):</text:p>
      <text:p text:style-name="P3"><text:s text:c="4"/>auction.deadline += timedelta(minutes = 5)</text:p>
      <text:p text:style-name="P34">Part 3</text:p>
      <text:list xml:id="list1130135324" text:style-name="L3">
        <text:list-item>
          <text:p text:style-name="P51">UC9: language switching</text:p>
        </text:list-item>
        <text:list-item>
          <text:p text:style-name="P52">OP3: store language preference</text:p>
          <text:list>
            <text:list-item>
              <text:p text:style-name="P53">Implemented by creating model AuctionUser, which has a one-to-one relationship with django’s built-in User model. AuctionUser has a field that contains the user’s language preference.</text:p>
            </text:list-item>
          </text:list>
        </text:list-item>
      </text:list>
      <text:list xml:id="list22414449" text:style-name="L4">
        <text:list-item>
          <text:p text:style-name="P54">OP1: send seller auction link</text:p>
          <text:list>
            <text:list-item>
              <text:p text:style-name="P48"><text:soft-page-break/><text:span text:style-name="T23">Code</text:span>:</text:p>
            </text:list-item>
          </text:list>
        </text:list-item>
      </text:list>
      <text:p text:style-name="P36">send_mail('Auction created', 'Your auction was successfully created. <text:tab/><text:tab/>Link to auction details:</text:p>
      <text:p text:style-name="P36"><text:tab/><text:tab/><text:a xlink:type="simple" xlink:href="https://pengs/" text:style-name="Internet_20_link" text:visited-style-name="Visited_20_Internet_20_Link"><text:span text:style-name="T7">https://pengs</text:span></text:a><text:span text:style-name="T6">tro.p</text:span>ythonanywhere.com/auction/'</text:p>
      <text:p text:style-name="P35"><text:tab/><text:tab/>+ str(auction.pk), 'pengstro@abo.fi', [request.user.email])</text:p>
      <text:list xml:id="list95781658" text:style-name="L5">
        <text:list-item>
          <text:p text:style-name="P55">UC10: concurrency</text:p>
        </text:list-item>
        <text:list-item>
          <text:p text:style-name="P56">TR1: Database fixture and data generation program</text:p>
        </text:list-item>
        <text:list-item>
          <text:p text:style-name="P56">TR2.1: Functional tests for UC3</text:p>
        </text:list-item>
        <text:list-item>
          <text:p text:style-name="P56">TR2.2: Functional tests for UC6</text:p>
        </text:list-item>
        <text:list-item>
          <text:p text:style-name="P56">TR2.3: Functional tests for UC10</text:p>
        </text:list-item>
      </text:list>
      <text:h text:style-name="P38" text:outline-level="2">Requirements</text:h>
      <text:p text:style-name="P18">Django==1.11.1</text:p>
      <text:p text:style-name="P18">pytz==2017.2</text:p>
      <text:h text:style-name="P39" text:outline-level="2">Admin credentials</text:h>
      <text:p text:style-name="P1">Username: <text:span text:style-name="T1">admin</text:span></text:p>
      <text:p text:style-name="P1">Password: <text:span text:style-name="T1">very_easy_password</text:span></text:p>
      <text:h text:style-name="P40" text:outline-level="2">Session management</text:h>
      <text:p text:style-name="P2">Users are logged in and out using the built-in <text:span text:style-name="T1">django.contrib.auth.views.LoginView</text:span> and <text:span text:style-name="T1">.LogoutView</text:span>, respectively. <text:span text:style-name="T3">T</text:span>he <text:span text:style-name="T1">@login_required</text:span> decorator is used to <text:span text:style-name="T3">limit access to whole pages, while the </text:span><text:span text:style-name="T1">is_authenticated()</text:span> function of the built-in <text:span text:style-name="T1">django.contrib.auth.models.User</text:span> class is used to <text:span text:style-name="T3">show specific parts of a page only to logged-in users.</text:span></text:p>
      <text:h text:style-name="P41" text:outline-level="2">UC3 confirmation form</text:h>
      <text:p text:style-name="Text_20_body">The confirmation form <text:span text:style-name="T4">has five hidden input fields containing the auction data, which is passed through a POST request from the preceding form, where the auction data is entered by the user. </text:span><text:span text:style-name="T5">In addition, the confirmation form has two radio buttons with the options “Yes” and “No”; the user’s choice is submitted when he or she presses the “Submit” button.</text:span></text:p>
      <text:h text:style-name="P42" text:outline-level="2">UC8 automatic bid resolution</text:h>
      <text:p text:style-name="P14">This is implemented using a custom Django management command, named “resolve”, which is called at regular intervals by <text:span text:style-name="T17">the following Linux command:</text:span></text:p>
      <text:p text:style-name="P15"><text:soft-page-break/>while sleep 60; do python /home/pengstro/web-services-2017-project-part2-pengstro/source/manage.py resolve; done &amp;</text:p>
      <text:h text:style-name="P43" text:outline-level="2">Concurrency in UC6</text:h>
      <text:p text:style-name="P16">This is handled using a combination of a “locked_by” field in the auction, and checking that neither the item description nor highest bid has changed while bidding. For example:</text:p>
      <text:p text:style-name="P7">while auction.locked_by != '' and auction.locked_by != self.request.user.username:</text:p>
      <text:p text:style-name="P7"><text:s text:c="4"/>time.sleep(1)</text:p>
      <text:p text:style-name="P7">auction.locked_by = self.request.user.username</text:p>
      <text:p text:style-name="P7">auction.save()</text:p>
      <text:p text:style-name="P8">if <text:span text:style-name="T22">auction</text:span>.item_description != <text:span text:style-name="T21">form.cleaned_data[</text:span>'<text:span text:style-name="T21">item_description</text:span>'<text:span text:style-name="T21">]</text:span>:</text:p>
      <text:p text:style-name="P7"><text:s text:c="4"/>auction.locked_by = ''</text:p>
      <text:p text:style-name="P7"><text:s text:c="4"/>auction.save()</text:p>
      <text:p text:style-name="P7"><text:s text:c="4"/>return render(self.request, 'auction/description_changed.html')</text:p>
      <text:p text:style-name="P7">if <text:span text:style-name="T22">auction</text:span>.price &gt;= form.cleaned_data['price']:</text:p>
      <text:p text:style-name="P7"><text:s text:c="4"/>auction.locked_by = ''</text:p>
      <text:p text:style-name="P7"><text:s text:c="4"/>auction.save()</text:p>
      <text:p text:style-name="P7"><text:s text:c="4"/>return render(self.request, 'auction/outbid.html')</text:p>
      <text:p text:style-name="P7">bid(auction, form.cleaned_data['price'], self.request.user)</text:p>
      <text:p text:style-name="P7"><text:s text:c="4"/>auction.locked_by = ''</text:p>
      <text:p text:style-name="P7"><text:s text:c="4"/>auction.save()</text:p>
      <text:h text:style-name="P44" text:outline-level="2">WS1: Browse &amp; Search API</text:h>
      <text:p text:style-name="P10">The browsing API is used by sending a GET request to pengstro.pythonanywhere.com/auction<text:span text:style-name="T18">s</text:span>/ , for instance:</text:p>
      <text:p text:style-name="P4">curl <text:span text:style-name="T15">pengstro.pythonanywhere.com/auctions/</text:span></text:p>
      <text:p text:style-name="P11">Please note the slash at the end of the URL is required.</text:p>
      <text:p text:style-name="P12">The service might respond with:</text:p>
      <text:p text:style-name="P19">{"<text:span text:style-name="T18">data</text:span>": {"<text:span text:style-name="T18">id</text:span>"<text:span text:style-name="T18">: </text:span>"<text:span text:style-name="T18">1</text:span>", "<text:span text:style-name="T18">title</text:span>": "<text:span text:style-name="T18">auction1</text:span>", "seller": "user1", "item_description": "item1", "highest_bid": "1.07", "deadline": "2017-10-16T10:09:14.668Z"}}</text:p>
      <text:p text:style-name="P29">A specific auction can also be requested:</text:p>
      <text:p text:style-name="P5">curl <text:span text:style-name="T15">pengstro.pythonanywhere.com/auctions/1/</text:span></text:p>
      <text:p text:style-name="P28"><text:soft-page-break/>The search API is used by a GET request with the parameter “<text:span text:style-name="T18">title</text:span>” to pengstro.pythonanywhere.com/auction<text:span text:style-name="T18">s/</text:span> , for instance:</text:p>
      <text:p text:style-name="P6">curl pengstro.pythonanywhere.com/auction<text:span text:style-name="T18">s/?title=auction1</text:span></text:p>
      <text:p text:style-name="P12">The slash between “<text:span text:style-name="T18">auctions</text:span>” and “?<text:span text:style-name="T20">title</text:span>” is required.</text:p>
      <text:h text:style-name="P45" text:outline-level="2">WS2: bid API</text:h>
      <text:p text:style-name="P13">The bidding API is used by sending a POST request to pengstro.pythonanywhere.com/<text:span text:style-name="T18">bids</text:span>/ . The request <text:span text:style-name="T18">header</text:span> must contain the user’s credentials (username and password) and the <text:span text:style-name="T18">request body must contain the</text:span> bid (auction <text:span text:style-name="T18">ID</text:span> and bid <text:span text:style-name="T16">amount</text:span>) in JSON format. For instance:</text:p>
      <text:p text:style-name="P30"><text:span text:style-name="T8">curl </text:span><text:span text:style-name="T10">-u user2:password2 </text:span><text:span text:style-name="T8">--data '{"auction_</text:span><text:span text:style-name="T10">id</text:span><text:span text:style-name="T8">": "</text:span><text:span text:style-name="T11">1</text:span><text:span text:style-name="T8">", "</text:span><text:span text:style-name="T12">bid</text:span><text:span text:style-name="T8">": "1.08"}' </text:span><text:span text:style-name="T9">pengstro.pythonanywhere.com</text:span><text:span text:style-name="T8">/</text:span><text:span text:style-name="T10">bids/</text:span></text:p>
      <text:p text:style-name="P25">Again, the trailing slash is required.</text:p>
      <text:p text:style-name="P26">The service might respond with:</text:p>
      <text:p text:style-name="P20">HTTP 1.1 201 Created</text:p>
      <text:p text:style-name="P20">Content-Type: application/json</text:p>
      <text:p text:style-name="P32"><text:span text:style-name="T13">Location: </text:span><text:a xlink:type="simple" xlink:href="http://pengstro.pythonanywhere.com/bids/4/" text:style-name="Internet_20_link" text:visited-style-name="Visited_20_Internet_20_Link">http://pengstro.pythonanywhere.com/</text:a><text:a xlink:type="simple" xlink:href="http://pengstro.pythonanywhere.com/bids/4/" text:style-name="Internet_20_link" text:visited-style-name="Visited_20_Internet_20_Link">bids/4/</text:a></text:p>
      <text:p text:style-name="P31">{<text:span text:style-name="T14">"</text:span>data<text:span text:style-name="T14">"</text:span>: {<text:span text:style-name="T14">"</text:span>id<text:span text:style-name="T14">"</text:span>: <text:span text:style-name="T14">"</text:span>4<text:span text:style-name="T14">"</text:span>, <text:span text:style-name="T14">"</text:span>auction_id<text:span text:style-name="T14">"</text:span>: <text:span text:style-name="T14">"</text:span>1<text:span text:style-name="T14">"</text:span>, <text:span text:style-name="T14">"</text:span>bidder<text:span text:style-name="T14">"</text:span>: <text:span text:style-name="T14">"</text:span>user2<text:span text:style-name="T14">"</text:span>, <text:span text:style-name="T14">"</text:span>amount<text:span text:style-name="T14">"</text:span>: <text:span text:style-name="T14">"</text:span>1.08<text:span text:style-name="T14">"</text:span>}}</text:p>
      <text:p text:style-name="P26">Or, if there was an error, for example incorrect username or password:</text:p>
      <text:p text:style-name="P21">HTTP 1.1 <text:span text:style-name="T19">4</text:span>01 <text:span text:style-name="T19">Unauthoriz</text:span>ed</text:p>
      <text:p text:style-name="P22">Content-Type: application/json</text:p>
      <text:p text:style-name="P23">{"<text:span text:style-name="T19">detail</text:span>": "Incorrect username or password"}</text:p>
      <text:p text:style-name="P27">The user can also get the data on a specific bid by GET request:</text:p>
      <text:p text:style-name="P24">curl -u user2:password2 pengstro.pythonanywhere.com/bids/4/</text:p>
      <text:h text:style-name="P46" text:outline-level="2">Functional tests</text:h>
      <text:list xml:id="list131644334056987" text:continue-numbering="true" text:style-name="L5">
        <text:list-item>
          <text:p text:style-name="P57">Tested the creation of an auction, using the following parameters:</text:p>
          <text:list>
            <text:list-item>
              <text:p text:style-name="P57">(Un)authenticated user <text:span text:style-name="T24">- Unauthenticated users are redirected to login page.</text:span></text:p>
            </text:list-item>
            <text:list-item>
              <text:p text:style-name="P57">(In)correctly formatted minimum price <text:span text:style-name="T24">- A wrongly formatted price is rejected.</text:span></text:p>
            </text:list-item>
            <text:list-item>
              <text:p text:style-name="P57">(Non-)negative minimum price <text:span text:style-name="T24">- A negative minimum price is rejected.</text:span></text:p>
            </text:list-item>
            <text:list-item>
              <text:p text:style-name="P57">(In)correctly formatted deadline <text:span text:style-name="T24">- A wrongly formatted deadline is rejected.</text:span></text:p>
            </text:list-item>
            <text:list-item>
              <text:p text:style-name="P57">Early/late deadline <text:span text:style-name="T24">- A deadline of less than three days from now, is set to three days from now.</text:span></text:p>
            </text:list-item>
          </text:list>
        </text:list-item>
        <text:list-item>
          <text:p text:style-name="P58"><text:soft-page-break/>Tested bidding on an auction, using the following parameters:</text:p>
          <text:list>
            <text:list-item>
              <text:p text:style-name="P59">No auction specified - Accessing the bid URL without specifying an auction ID results in 404.</text:p>
            </text:list-item>
            <text:list-item>
              <text:p text:style-name="P59">(Non)existent auction specified - Trying to access a nonexistent auction results in 404.</text:p>
            </text:list-item>
            <text:list-item>
              <text:p text:style-name="P59">(Un)authenticated user - Unauthenticated users are redirected to login page.</text:p>
            </text:list-item>
            <text:list-item>
              <text:p text:style-name="P59">(In)correctly formatted bid - A wrongly formatted bid is rejected.</text:p>
            </text:list-item>
            <text:list-item>
              <text:p text:style-name="P59">Bidding on own/someone else’s auction - A bid on the user's own auction is rejected.</text:p>
            </text:list-item>
            <text:list-item>
              <text:p text:style-name="P59">Bidding on (in)active auction - A bid on an inactive auction is rejected.</text:p>
            </text:list-item>
            <text:list-item>
              <text:p text:style-name="P59">Making a bid that is no higher than the currently highest bid - A bid that is not higher than the previous bid is rejected.</text:p>
            </text:list-item>
            <text:list-item>
              <text:p text:style-name="P59">Bidding within five minutes of deadline/earlier than five minutes from deadline - If a bid is made within five minutes of the deadline, the deadline is extended by five minutes.</text:p>
            </text:list-item>
          </text:list>
        </text:list-item>
        <text:list-item>
          <text:p text:style-name="P59">Tested concurrency, using the following parameters:</text:p>
          <text:list>
            <text:list-item>
              <text:p text:style-name="P59">Description <text:span text:style-name="T25">(un)</text:span>changed while bidding - <text:span text:style-name="T25">A bid is rejected if the auction description changed while the bid was being made.</text:span></text:p>
            </text:list-item>
            <text:list-item>
              <text:p text:style-name="P60"><text:span text:style-name="T26">(Not) o</text:span>utbid while bidding - A bid is rejected if someone outbid it while it was being made.</text:p>
            </text:list-item>
          </text:list>
        </text:list-item>
      </text:list>
      <text:h text:style-name="P46" text:outline-level="2">UC9 Language switching</text:h>
      <text:p text:style-name="P17">Implemented using i18n, “trans” tags, and django.utils.translation. <text:span text:style-name="T28">The following code is used in the View that handles language switching:</text:span></text:p>
      <text:p text:style-name="P9"><text:span text:style-name="T28">language = </text:span>form.cleaned_data['language']</text:p>
      <text:p text:style-name="P9">translation.activate(<text:span text:style-name="T28">language</text:span>)</text:p>
      <text:p text:style-name="P9">self.request.session[translation.LANGUAGE_SESSION_KEY] <text:span text:style-name="T28">= language</text:span></text:p>
      <text:h text:style-name="P46" text:outline-level="2">Data generation program</text:h>
      <text:list xml:id="list131642894170109" text:continue-numbering="true" text:style-name="L5">
        <text:list-item>
          <text:p text:style-name="P57">Data was generated using a custom command, “populatedatabase”, located in [source/]auction/management/commands/populatedatabase.py . <text:span text:style-name="T27">The command is used as an argument to manage.py: </text:span><text:span text:style-name="T2">python manage.py populatedatabase</text:span></text:p>
        </text:list-item>
        <text:list-item>
          <text:p text:style-name="P61">The fixture is located in [source/]auction/fixtures/db_data.js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in" loext:contextual-spacing="false"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false" fo:line-height="120%" style:writing-mode="lr-tb"/>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19:05:21.598000000</meta:creation-date>
    <meta:generator>LibreOffice/5.3.6.1$Windows_X86_64 LibreOffice_project/686f202eff87ef707079aeb7f485847613344eb7</meta:generator>
    <dc:date>2017-10-31T13:16:42.100000000</dc:date>
    <meta:editing-duration>PT12H12M22S</meta:editing-duration>
    <meta:editing-cycles>36</meta:editing-cycles>
    <meta:document-statistic meta:table-count="0" meta:image-count="0" meta:object-count="0" meta:page-count="5" meta:paragraph-count="115" meta:word-count="1008" meta:character-count="7180" meta:non-whitespace-character-count="6285"/>
  </office:meta>
</office:document-meta>
</file>